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officeooo:rsid="00021181" officeooo:paragraph-rsid="00021181"/>
    </style:style>
    <style:style style:name="P5" style:family="paragraph" style:parent-style-name="Standard">
      <style:text-properties fo:font-weight="normal" officeooo:rsid="00062f85" officeooo:paragraph-rsid="00062f85" style:font-weight-asian="normal" style:font-weight-complex="normal"/>
    </style:style>
    <style:style style:name="P6" style:family="paragraph" style:parent-style-name="Standard">
      <style:text-properties fo:font-style="italic" fo:font-weight="bold" officeooo:rsid="00062f85" officeooo:paragraph-rsid="00062f85" style:font-style-asian="italic" style:font-weight-asian="bold" style:font-style-complex="italic" style:font-weight-complex="bold"/>
    </style:style>
    <style:style style:name="T1" style:family="text">
      <style:text-properties officeooo:rsid="0004ac3f"/>
    </style:style>
    <style:style style:name="T2" style:family="text">
      <style:text-properties officeooo:rsid="00062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2">5</text:span></text:p>
      <text:p text:style-name="P1">EXPERIMENT NAME: <text:span text:style-name="T2">CONSTANT PROPOGATION</text:span></text:p>
      <text:p text:style-name="P1">NAME: KIRAN S BALIGA</text:p>
      <text:p text:style-name="P1">DATE: <text:span text:style-name="T2">3</text:span>-<text:span text:style-name="T1">1</text:span><text:span text:style-name="T2">1</text:span>-2022</text:p>
      <text:p text:style-name="P1"/>
      <text:p text:style-name="P2">PROGRAM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>#include&lt;stdbool.h&gt;</text:p>
      <text:p text:style-name="P1"/>
      <text:p text:style-name="P1"/>
      <text:p text:style-name="P1">char buf[30];</text:p>
      <text:p text:style-name="P1">void showError(int ln,char buffer[], char c, int code){</text:p>
      <text:p text:style-name="P1">printf("Error at Line Number %d in the lexeme %s%c\nTerminating Program! Error Code: %d\n",ln,buffer,c,code);</text:p>
      <text:p text:style-name="P1">exit(0);</text:p>
      <text:p text:style-name="P1">}</text:p>
      <text:p text:style-name="P1"/>
      <text:p text:style-name="P1">char* toString(int a)</text:p>
      <text:p text:style-name="P1">{</text:p>
      <text:p text:style-name="P1">int l=0;</text:p>
      <text:p text:style-name="P1">while(a&gt;0)</text:p>
      <text:p text:style-name="P1">{</text:p>
      <text:p text:style-name="P1"><text:tab/>char c='0'+(a%10);</text:p>
      <text:p text:style-name="P1"><text:tab/>a=a/10;</text:p>
      <text:p text:style-name="P1"><text:tab/>buf[l]=c;</text:p>
      <text:p text:style-name="P1"><text:tab/>l++;</text:p>
      <text:p text:style-name="P1">}</text:p>
      <text:p text:style-name="P1"/>
      <text:p text:style-name="P1">for(int i=0;i&lt;l/2;i++)</text:p>
      <text:p text:style-name="P1">{</text:p>
      <text:p text:style-name="P1"><text:tab/>char c=buf[i];</text:p>
      <text:p text:style-name="P1"><text:tab/>buf[i]=buf[l-1-i];</text:p>
      <text:p text:style-name="P1"><text:tab/>buf[l-1-i]=c;</text:p>
      <text:p text:style-name="P1">}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/>
      <text:p text:style-name="P1">char symbols[100][2][20]={</text:p>
      <text:p text:style-name="P1"><text:tab/></text:p>
      <text:p text:style-name="P1">};</text:p>
      <text:p text:style-name="P1"/>
      <text:p text:style-name="P1">int symbc=0;</text:p>
      <text:p text:style-name="P1">char keywords[40][20]={</text:p>
      <text:p text:style-name="P1"><text:tab/>"void","int","char","exit","for","while","return","if","else","main","printf"</text:p>
      <text:p text:style-name="P1"><text:soft-page-break/>};</text:p>
      <text:p text:style-name="P1">char dtypes[40][20]={"int","char","float"};</text:p>
      <text:p text:style-name="P1"/>
      <text:p text:style-name="P1"/>
      <text:p text:style-name="P1">FILE *fp,*symtab,*fp2,*fp3;</text:p>
      <text:p text:style-name="P1">fp = fopen( "inp.txt","r");</text:p>
      <text:p text:style-name="P1">fp2=fopen("con.txt","w");</text:p>
      <text:p text:style-name="P1">fp3 = fopen( "con.txt","r");</text:p>
      <text:p text:style-name="P1">symtab = fopen( "result.txt","w");</text:p>
      <text:p text:style-name="P1">if(fp==NULL)</text:p>
      <text:p text:style-name="P1">{</text:p>
      <text:p text:style-name="P1"><text:s text:c="2"/><text:tab/>printf("File could not be opened!\n");</text:p>
      <text:p text:style-name="P1"><text:s text:c="2"/><text:tab/>exit(0);</text:p>
      <text:p text:style-name="P1">}<text:tab/></text:p>
      <text:p text:style-name="P1">if(symtab==NULL)</text:p>
      <text:p text:style-name="P1">{</text:p>
      <text:p text:style-name="P1"><text:s text:c="2"/><text:tab/>printf("Result File could not be opened!\n");</text:p>
      <text:p text:style-name="P1"><text:s text:c="2"/><text:tab/>exit(0);</text:p>
      <text:p text:style-name="P1">}</text:p>
      <text:p text:style-name="P1">char buffer[30],idf[30],idf2[30];</text:p>
      <text:p text:style-name="P1">char idstack[30][20],opstack[30];</text:p>
      <text:p text:style-name="P1">int idtop=0,optop=0;</text:p>
      <text:p text:style-name="P1">int ln=1;</text:p>
      <text:p text:style-name="P1">bool isd=false;</text:p>
      <text:p text:style-name="P1">bool expecting=false;</text:p>
      <text:p text:style-name="P1">bool isStringLiteral=false;</text:p>
      <text:p text:style-name="P1">bool defining=false;</text:p>
      <text:p text:style-name="P1">int sp=0,cp=0,bp=0;</text:p>
      <text:p text:style-name="P1">char c=fgetc(fp);</text:p>
      <text:p text:style-name="P1">while(!feof(fp))</text:p>
      <text:p text:style-name="P1">{</text:p>
      <text:p text:style-name="P1"><text:tab/>if(isStringLiteral &amp;&amp; c!='"')</text:p>
      <text:p text:style-name="P1"><text:tab/>{</text:p>
      <text:p text:style-name="P1"><text:tab/><text:tab/></text:p>
      <text:p text:style-name="P1"><text:tab/><text:tab/>fprintf(symtab,"%c",c); </text:p>
      <text:p text:style-name="P1"><text:tab/><text:tab/>c=fgetc(fp);</text:p>
      <text:p text:style-name="P1"><text:tab/><text:tab/>continue;</text:p>
      <text:p text:style-name="P1"><text:tab/>}</text:p>
      <text:p text:style-name="P1"><text:tab/>else if(!isStringLiteral &amp;&amp; !isalnum(c)&amp;&amp;c!='_'&amp;&amp;bp!=0)</text:p>
      <text:p text:style-name="P1"><text:tab/>{</text:p>
      <text:p text:style-name="P1"><text:s/><text:tab/><text:tab/>buffer[bp]='\0';</text:p>
      <text:p text:style-name="P1"><text:s/><text:tab/><text:tab/>bool isk=false;</text:p>
      <text:p text:style-name="P1"><text:s/><text:tab/><text:tab/>for(int i=0;i&lt;40;i++)</text:p>
      <text:p text:style-name="P1"><text:s/><text:tab/><text:tab/>{</text:p>
      <text:p text:style-name="P1"><text:s/><text:tab/><text:tab/><text:tab/>if(strcmp(keywords[i],buffer)==0)</text:p>
      <text:p text:style-name="P1"><text:s/><text:tab/><text:tab/><text:tab/>{</text:p>
      <text:p text:style-name="P1"><text:s/><text:tab/><text:tab/><text:tab/><text:tab/>isk=true;</text:p>
      <text:p text:style-name="P1"><text:s/><text:tab/><text:tab/><text:tab/><text:tab/>break;</text:p>
      <text:p text:style-name="P1"><text:s/><text:tab/><text:tab/><text:tab/>}</text:p>
      <text:p text:style-name="P1"><text:s/><text:tab/><text:tab/>}</text:p>
      <text:p text:style-name="P1"><text:s/><text:tab/><text:tab/>for(int i=0;i&lt;40;i++)</text:p>
      <text:p text:style-name="P1"><text:s/><text:tab/><text:tab/>{</text:p>
      <text:p text:style-name="P1"><text:soft-page-break/><text:s/><text:tab/><text:tab/><text:tab/>if(strcmp(dtypes[i],buffer)==0)</text:p>
      <text:p text:style-name="P1"><text:s/><text:tab/><text:tab/><text:tab/>{</text:p>
      <text:p text:style-name="P1"><text:s/><text:tab/><text:tab/><text:tab/><text:tab/>defining=true;</text:p>
      <text:p text:style-name="P1"><text:s/><text:tab/><text:tab/><text:tab/><text:tab/>break;</text:p>
      <text:p text:style-name="P1"><text:s/><text:tab/><text:tab/><text:tab/>}</text:p>
      <text:p text:style-name="P1"><text:s/><text:tab/><text:tab/>}</text:p>
      <text:p text:style-name="P1"><text:s/><text:tab/><text:tab/>if(!isk&amp;&amp;isd)</text:p>
      <text:p text:style-name="P1"><text:s/><text:tab/><text:tab/>{</text:p>
      <text:p text:style-name="P1"><text:s/><text:tab/><text:tab/><text:tab/>strcpy(idstack[idtop],buffer);</text:p>
      <text:p text:style-name="P1"><text:s/><text:tab/><text:tab/><text:tab/>idtop++;</text:p>
      <text:p text:style-name="P1"><text:s/><text:tab/><text:tab/>}</text:p>
      <text:p text:style-name="P1"><text:s/><text:tab/><text:tab/>else if(!isk)</text:p>
      <text:p text:style-name="P1"><text:s/><text:tab/><text:tab/>{</text:p>
      <text:p text:style-name="P1"><text:s/><text:tab/><text:tab/><text:tab/>strcpy(idstack[idtop],buffer);</text:p>
      <text:p text:style-name="P1"><text:s/><text:tab/><text:tab/><text:tab/>idtop++;</text:p>
      <text:p text:style-name="P1"><text:s/><text:tab/><text:tab/><text:tab/>strcpy(idf,buffer);</text:p>
      <text:p text:style-name="P1"><text:s/><text:tab/><text:tab/><text:tab/>bool flag=false;</text:p>
      <text:p text:style-name="P1"><text:s/><text:tab/><text:tab/><text:tab/>if(!expecting)</text:p>
      <text:p text:style-name="P1"><text:s/><text:tab/><text:tab/><text:tab/>{</text:p>
      <text:p text:style-name="P1"><text:s/><text:tab/><text:tab/><text:tab/>if(c!='=')</text:p>
      <text:p text:style-name="P1"><text:s/><text:tab/><text:tab/><text:tab/>{for(int i=0;i&lt;symbc;i++)</text:p>
      <text:p text:style-name="P1"><text:tab/><text:tab/><text:tab/><text:tab/><text:tab/>{</text:p>
      <text:p text:style-name="P1"><text:tab/><text:tab/><text:tab/><text:tab/><text:tab/><text:tab/>if(strcmp(symbols[i][0],idf)==0)</text:p>
      <text:p text:style-name="P1"><text:tab/><text:tab/><text:tab/><text:tab/><text:tab/><text:tab/>{</text:p>
      <text:p text:style-name="P1"><text:tab/><text:tab/><text:tab/><text:tab/><text:tab/><text:tab/><text:tab/>fprintf(symtab,"%s",symbols[i][1]);</text:p>
      <text:p text:style-name="P1"><text:tab/><text:tab/><text:tab/><text:tab/><text:tab/><text:tab/><text:tab/>flag=true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}</text:p>
      <text:p text:style-name="P1"><text:tab/><text:tab/><text:tab/><text:tab/><text:tab/>if(flag==false)</text:p>
      <text:p text:style-name="P1"><text:tab/><text:tab/><text:tab/><text:tab/><text:tab/>fprintf(symtab,"%s",buffer); </text:p>
      <text:p text:style-name="P1"><text:tab/><text:tab/><text:tab/>}</text:p>
      <text:p text:style-name="P1"><text:s/><text:tab/><text:tab/>}</text:p>
      <text:p text:style-name="P1"><text:s/><text:tab/><text:tab/>else</text:p>
      <text:p text:style-name="P1"><text:s/><text:tab/><text:tab/>{</text:p>
      <text:p text:style-name="P1"><text:s/><text:tab/><text:tab/><text:tab/></text:p>
      <text:p text:style-name="P1"><text:tab/><text:tab/> <text:s text:c="6"/>fprintf(symtab,"%s",buffer); </text:p>
      <text:p text:style-name="P1"><text:s/><text:tab/><text:tab/>}</text:p>
      <text:p text:style-name="P1"><text:s/><text:tab/><text:tab/>bp=0;</text:p>
      <text:p text:style-name="P1"><text:s/><text:tab/><text:tab/>buffer[bp]='\0';</text:p>
      <text:p text:style-name="P1"><text:s/><text:tab/><text:tab/>isd=false;</text:p>
      <text:p text:style-name="P1"><text:tab/>}</text:p>
      <text:p text:style-name="P1"><text:tab/>if(c=='"')</text:p>
      <text:p text:style-name="P1"><text:tab/>{<text:tab/></text:p>
      <text:p text:style-name="P1"><text:tab/><text:tab/>if(isStringLiteral)</text:p>
      <text:p text:style-name="P1"><text:tab/><text:tab/><text:tab/>{</text:p>
      <text:p text:style-name="P1"><text:tab/><text:tab/>buffer[bp]='\0';</text:p>
      <text:p text:style-name="P1"><text:tab/><text:tab/></text:p>
      <text:p text:style-name="P1"><text:tab/><text:tab/><text:tab/>}</text:p>
      <text:p text:style-name="P1"><text:tab/><text:tab/>isStringLiteral=!isStringLiteral;</text:p>
      <text:p text:style-name="P1"><text:tab/><text:tab/></text:p>
      <text:p text:style-name="P1"><text:tab/><text:tab/>fprintf(symtab,"%c",c); </text:p>
      <text:p text:style-name="P1"><text:soft-page-break/><text:tab/><text:tab/>c=fgetc(fp);</text:p>
      <text:p text:style-name="P1"><text:tab/><text:tab/>continue;</text:p>
      <text:p text:style-name="P1"><text:tab/>}</text:p>
      <text:p text:style-name="P1"><text:tab/>else if(c=='+'||c=='-'||c=='*'||c=='/') </text:p>
      <text:p text:style-name="P1"><text:tab/>{</text:p>
      <text:p text:style-name="P1"><text:s/><text:tab/><text:tab/></text:p>
      <text:p text:style-name="P1"><text:tab/><text:tab/>if(optop&gt;0)</text:p>
      <text:p text:style-name="P1"><text:tab/><text:tab/>{</text:p>
      <text:p text:style-name="P1"><text:tab/><text:tab/><text:tab/>if((opstack[optop-1]=='*'||opstack[optop-1]=='/')&amp;&amp;(c=='+'||c=='-'))</text:p>
      <text:p text:style-name="P1"><text:tab/><text:tab/><text:tab/>{</text:p>
      <text:p text:style-name="P1"><text:tab/><text:tab/><text:tab/> <text:s text:c="7"/>if(idtop&lt;2)</text:p>
      <text:p text:style-name="P1"><text:tab/><text:tab/><text:tab/><text:tab/>{</text:p>
      <text:p text:style-name="P1"><text:tab/><text:tab/><text:tab/><text:tab/><text:tab/>showError(ln,buffer,c,1);</text:p>
      <text:p text:style-name="P1"><text:tab/><text:tab/><text:tab/><text:tab/>}</text:p>
      <text:p text:style-name="P1"><text:tab/><text:tab/><text:tab/><text:tab/>idtop--;</text:p>
      <text:p text:style-name="P1"><text:tab/><text:tab/><text:tab/><text:tab/>char operand[30];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float op1=0,op2=0;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1=atof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op1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2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</text:p>
      <text:p text:style-name="P1"><text:tab/><text:tab/><text:tab/><text:tab/>idtop--;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2=atof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soft-page-break/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op2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3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float ans=0;</text:p>
      <text:p text:style-name="P1"><text:tab/><text:tab/><text:tab/><text:tab/>if(opstack[optop-1]=='*')</text:p>
      <text:p text:style-name="P1"><text:tab/><text:tab/><text:tab/><text:tab/>{</text:p>
      <text:p text:style-name="P1"><text:tab/><text:tab/><text:tab/><text:tab/><text:tab/>ans=op1*op2;</text:p>
      <text:p text:style-name="P1"><text:tab/><text:tab/><text:tab/><text:tab/>}</text:p>
      <text:p text:style-name="P1"><text:tab/><text:tab/><text:tab/><text:tab/>else if(opstack[optop-1]=='/')</text:p>
      <text:p text:style-name="P1"><text:tab/><text:tab/><text:tab/><text:tab/>{</text:p>
      <text:p text:style-name="P1"><text:tab/><text:tab/><text:tab/><text:tab/><text:tab/>ans=op2/op1;</text:p>
      <text:p text:style-name="P1"><text:tab/><text:tab/><text:tab/><text:tab/>}</text:p>
      <text:p text:style-name="P1"><text:tab/><text:tab/><text:tab/><text:tab/></text:p>
      <text:p text:style-name="P1"><text:tab/><text:tab/><text:tab/><text:tab/>fp2=fopen("con.txt","w");</text:p>
      <text:p text:style-name="P1"><text:tab/><text:tab/><text:tab/><text:tab/>fprintf(fp2,"%f\n",ans);</text:p>
      <text:p text:style-name="P1"><text:tab/><text:tab/><text:tab/><text:tab/>fclose(fp2);</text:p>
      <text:p text:style-name="P1"><text:tab/><text:tab/><text:tab/><text:tab/>fgets(buf,30,fp3);</text:p>
      <text:p text:style-name="P1"><text:tab/><text:tab/><text:tab/><text:tab/></text:p>
      <text:p text:style-name="P1"><text:tab/><text:tab/><text:tab/><text:tab/>strcpy(idstack[idtop],buf) ;</text:p>
      <text:p text:style-name="P1"><text:tab/><text:tab/><text:tab/><text:tab/>idtop++;</text:p>
      <text:p text:style-name="P1"><text:tab/><text:tab/><text:tab/><text:tab/>optop--;</text:p>
      <text:p text:style-name="P1"><text:tab/><text:tab/><text:tab/>}</text:p>
      <text:p text:style-name="P1"><text:tab/><text:tab/>}</text:p>
      <text:p text:style-name="P1"><text:tab/><text:tab/>opstack[optop]=c;</text:p>
      <text:p text:style-name="P1"><text:s/><text:tab/><text:tab/>optop++;</text:p>
      <text:p text:style-name="P1"><text:tab/>}</text:p>
      <text:p text:style-name="P1"><text:tab/>else if(isalpha(c))</text:p>
      <text:p text:style-name="P1"><text:tab/>{</text:p>
      <text:p text:style-name="P1"><text:tab/><text:tab/>if(isd)</text:p>
      <text:p text:style-name="P1"><text:tab/><text:tab/>{</text:p>
      <text:p text:style-name="P1"><text:tab/><text:tab/><text:tab/>showError(ln,buffer,c,4);</text:p>
      <text:p text:style-name="P1"><text:tab/><text:tab/>}</text:p>
      <text:p text:style-name="P1"><text:tab/><text:tab/>buffer[bp]=c;</text:p>
      <text:p text:style-name="P1"><text:tab/><text:tab/>bp++; </text:p>
      <text:p text:style-name="P1"><text:tab/><text:tab/>if(bp==1)</text:p>
      <text:p text:style-name="P1"><text:tab/><text:tab/>{</text:p>
      <text:p text:style-name="P1"><text:tab/><text:tab/><text:tab/>isd=false;</text:p>
      <text:p text:style-name="P1"><text:tab/><text:tab/>}</text:p>
      <text:p text:style-name="P1"><text:tab/>}</text:p>
      <text:p text:style-name="P1"><text:tab/>else if(isdigit(c))</text:p>
      <text:p text:style-name="P1"><text:tab/>{</text:p>
      <text:p text:style-name="P1"><text:s text:c="16"/></text:p>
      <text:p text:style-name="P1"><text:tab/><text:tab/>buffer[bp]=c;</text:p>
      <text:p text:style-name="P1"><text:tab/><text:tab/>bp++;</text:p>
      <text:p text:style-name="P1"><text:soft-page-break/><text:tab/><text:tab/>if(bp==1)</text:p>
      <text:p text:style-name="P1"><text:tab/><text:tab/>{</text:p>
      <text:p text:style-name="P1"><text:tab/><text:tab/><text:tab/>isd=true;</text:p>
      <text:p text:style-name="P1"><text:tab/><text:tab/>}</text:p>
      <text:p text:style-name="P1"><text:tab/>}</text:p>
      <text:p text:style-name="P1"><text:tab/>else if(c=='_')</text:p>
      <text:p text:style-name="P1"><text:tab/>{</text:p>
      <text:p text:style-name="P1"><text:tab/><text:tab/>if(bp!=0)</text:p>
      <text:p text:style-name="P1"><text:tab/><text:tab/>{</text:p>
      <text:p text:style-name="P1"><text:tab/><text:tab/><text:tab/>buffer[bp]=c;</text:p>
      <text:p text:style-name="P1"><text:tab/><text:tab/><text:tab/>bp++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showError(ln,buffer,c,5);</text:p>
      <text:p text:style-name="P1"><text:tab/><text:tab/>}</text:p>
      <text:p text:style-name="P1"><text:tab/>}</text:p>
      <text:p text:style-name="P1"><text:tab/>else if(c=='&lt;'||c=='&gt;'||c=='='||c=='!'){</text:p>
      <text:p text:style-name="P1"><text:tab/></text:p>
      <text:p text:style-name="P1"><text:tab/><text:tab/>fprintf(symtab,"%c",c); </text:p>
      <text:p text:style-name="P1"><text:tab/><text:tab/>char c2=fgetc(fp);</text:p>
      <text:p text:style-name="P1"><text:tab/><text:tab/>if(c2!='='&amp;&amp;c=='!')</text:p>
      <text:p text:style-name="P1"><text:tab/><text:tab/>{</text:p>
      <text:p text:style-name="P1"><text:tab/><text:tab/><text:tab/>showError(ln,buffer,c,6);</text:p>
      <text:p text:style-name="P1"><text:tab/><text:tab/><text:tab/>c=c2;</text:p>
      <text:p text:style-name="P1"><text:tab/><text:tab/><text:tab/>continue;</text:p>
      <text:p text:style-name="P1"><text:tab/><text:tab/>}</text:p>
      <text:p text:style-name="P1"><text:tab/><text:tab/>else if(c!='=')</text:p>
      <text:p text:style-name="P1"><text:tab/><text:tab/>{</text:p>
      <text:p text:style-name="P1"><text:tab/><text:tab/><text:tab/>c=c2;</text:p>
      <text:p text:style-name="P1"><text:s/><text:tab/><text:tab/><text:tab/>expecting =true;</text:p>
      <text:p text:style-name="P1"><text:s/><text:tab/><text:tab/><text:tab/>continue;</text:p>
      <text:p text:style-name="P1"><text:tab/><text:tab/>}</text:p>
      <text:p text:style-name="P1"><text:tab/><text:tab/>else </text:p>
      <text:p text:style-name="P1"><text:tab/><text:tab/>{</text:p>
      <text:p text:style-name="P1"><text:tab/><text:tab/><text:tab/>c=c2;</text:p>
      <text:p text:style-name="P1"><text:s/><text:tab/><text:tab/><text:tab/>idtop=0;</text:p>
      <text:p text:style-name="P1"><text:s/><text:tab/><text:tab/><text:tab/></text:p>
      <text:p text:style-name="P1"><text:s/><text:tab/><text:tab/><text:tab/>strcpy(idf2,idf);</text:p>
      <text:p text:style-name="P1"><text:s/><text:tab/><text:tab/><text:tab/>expecting=true;</text:p>
      <text:p text:style-name="P1"><text:s/><text:tab/><text:tab/><text:tab/>continue;</text:p>
      <text:p text:style-name="P1"><text:tab/><text:tab/>}</text:p>
      <text:p text:style-name="P1"><text:tab/>}</text:p>
      <text:p text:style-name="P1"><text:tab/>else if(c==';'||c==',')</text:p>
      <text:p text:style-name="P1"><text:tab/>{</text:p>
      <text:p text:style-name="P1"><text:tab/><text:tab/>if(expecting)</text:p>
      <text:p text:style-name="P1"><text:tab/><text:tab/>{</text:p>
      <text:p text:style-name="P1"><text:tab/><text:tab/>while(idtop&gt;1)</text:p>
      <text:p text:style-name="P1"><text:tab/><text:tab/>{</text:p>
      <text:p text:style-name="P1"><text:tab/><text:tab/> <text:tab/></text:p>
      <text:p text:style-name="P1"><text:tab/><text:tab/><text:tab/><text:tab/>idtop--;</text:p>
      <text:p text:style-name="P1"><text:tab/><text:tab/><text:tab/><text:tab/>char operand[30];</text:p>
      <text:p text:style-name="P1"><text:soft-page-break/><text:tab/><text:tab/><text:tab/><text:tab/>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float op1=0,op2=0;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1=atoi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/text:p>
      <text:p text:style-name="P1"><text:tab/><text:tab/><text:tab/><text:tab/><text:tab/><text:tab/><text:tab/>if(strcmp(symbols[i][1],"-")==0)</text:p>
      <text:p text:style-name="P1"><text:tab/><text:tab/><text:tab/><text:tab/><text:tab/><text:tab/><text:tab/><text:tab/>op1=0;</text:p>
      <text:p text:style-name="P1"><text:tab/><text:tab/><text:tab/><text:tab/><text:tab/><text:tab/><text:tab/>else</text:p>
      <text:p text:style-name="P1"><text:tab/><text:tab/><text:tab/><text:tab/><text:tab/><text:tab/><text:tab/><text:tab/>op1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7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idtop--;</text:p>
      <text:p text:style-name="P1"><text:tab/><text:tab/><text:tab/><text:tab/>strcpy(operand,idstack[idtop]);</text:p>
      <text:p text:style-name="P1"><text:tab/><text:tab/><text:tab/><text:tab/></text:p>
      <text:p text:style-name="P1"><text:tab/><text:tab/><text:tab/><text:tab/>if(isdigit(operand[0]))</text:p>
      <text:p text:style-name="P1"><text:tab/><text:tab/><text:tab/><text:tab/>{</text:p>
      <text:p text:style-name="P1"><text:tab/><text:tab/><text:tab/><text:tab/><text:tab/>op2=atoi(operand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t i=0;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text:tab/>if(strcmp(symbols[i][0],operand)==0)</text:p>
      <text:p text:style-name="P1"><text:tab/><text:tab/><text:tab/><text:tab/><text:tab/><text:tab/>{<text:tab/>if(strcmp(symbols[i][1],"-")==0)</text:p>
      <text:p text:style-name="P1"><text:tab/><text:tab/><text:tab/><text:tab/><text:tab/><text:tab/><text:tab/><text:tab/>op1=0;</text:p>
      <text:p text:style-name="P1"><text:tab/><text:tab/><text:tab/><text:tab/><text:tab/><text:tab/><text:tab/>else</text:p>
      <text:p text:style-name="P1"><text:tab/><text:tab/><text:tab/><text:tab/><text:tab/><text:tab/><text:tab/>op2=atof(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8);</text:p>
      <text:p text:style-name="P1"><text:tab/><text:tab/><text:tab/><text:tab/><text:tab/>}</text:p>
      <text:p text:style-name="P1"><text:tab/><text:tab/><text:tab/><text:tab/>}</text:p>
      <text:p text:style-name="P1"><text:soft-page-break/><text:tab/><text:tab/><text:tab/><text:tab/>float ans=0;</text:p>
      <text:p text:style-name="P1"><text:tab/><text:tab/><text:tab/><text:tab/>if(opstack[optop-1]=='*')</text:p>
      <text:p text:style-name="P1"><text:tab/><text:tab/><text:tab/><text:tab/>{</text:p>
      <text:p text:style-name="P1"><text:tab/><text:tab/><text:tab/><text:tab/><text:tab/>ans=op1*op2;</text:p>
      <text:p text:style-name="P1"><text:tab/><text:tab/><text:tab/><text:tab/>}</text:p>
      <text:p text:style-name="P1"><text:tab/><text:tab/><text:tab/><text:tab/>else if(opstack[optop-1]=='/')</text:p>
      <text:p text:style-name="P1"><text:tab/><text:tab/><text:tab/><text:tab/>{</text:p>
      <text:p text:style-name="P1"><text:tab/><text:tab/><text:tab/><text:tab/><text:tab/>ans=op2/op1;</text:p>
      <text:p text:style-name="P1"><text:tab/><text:tab/><text:tab/><text:tab/>}</text:p>
      <text:p text:style-name="P1"><text:tab/><text:tab/><text:tab/><text:tab/>else if(opstack[optop-1]=='+')</text:p>
      <text:p text:style-name="P1"><text:tab/><text:tab/><text:tab/><text:tab/>{</text:p>
      <text:p text:style-name="P1"><text:tab/><text:tab/><text:tab/><text:tab/><text:tab/>ans=op1+op2;</text:p>
      <text:p text:style-name="P1"><text:tab/><text:tab/><text:tab/><text:tab/>}</text:p>
      <text:p text:style-name="P1"><text:tab/><text:tab/><text:tab/><text:tab/>else if(opstack[optop-1]=='-')</text:p>
      <text:p text:style-name="P1"><text:tab/><text:tab/><text:tab/><text:tab/>{</text:p>
      <text:p text:style-name="P1"><text:tab/><text:tab/><text:tab/><text:tab/><text:tab/>ans=op2-op1;</text:p>
      <text:p text:style-name="P1"><text:tab/><text:tab/><text:tab/><text:tab/>}</text:p>
      <text:p text:style-name="P1"><text:tab/><text:tab/><text:tab/><text:tab/>fp2=fopen("con.txt","w");</text:p>
      <text:p text:style-name="P1"><text:tab/><text:tab/><text:tab/><text:tab/>fprintf(fp2,"%f",ans);</text:p>
      <text:p text:style-name="P1"><text:tab/><text:tab/><text:tab/><text:tab/>fclose(fp2);</text:p>
      <text:p text:style-name="P1"><text:tab/><text:tab/><text:tab/><text:tab/>fp3 = fopen( "con.txt","r");</text:p>
      <text:p text:style-name="P1"><text:tab/><text:tab/><text:tab/><text:tab/>fgets(buf,30,fp3);</text:p>
      <text:p text:style-name="P1"><text:tab/><text:tab/><text:tab/><text:tab/>fclose(fp3);</text:p>
      <text:p text:style-name="P1"><text:tab/><text:tab/><text:tab/><text:tab/></text:p>
      <text:p text:style-name="P1"><text:tab/><text:tab/><text:tab/><text:tab/>strcpy(idstack[idtop],buf) ;</text:p>
      <text:p text:style-name="P1"><text:tab/><text:tab/><text:tab/><text:tab/>idtop++;</text:p>
      <text:p text:style-name="P1"><text:tab/><text:tab/><text:tab/><text:tab/>optop--;</text:p>
      <text:p text:style-name="P1"><text:tab/><text:tab/>}</text:p>
      <text:p text:style-name="P1"><text:tab/><text:tab/>int targetInd=symbc;</text:p>
      <text:p text:style-name="P1"><text:tab/><text:tab/>if(!defining)</text:p>
      <text:p text:style-name="P1"><text:tab/><text:tab/>{</text:p>
      <text:p text:style-name="P1"><text:tab/><text:tab/>int j=0;</text:p>
      <text:p text:style-name="P1"><text:tab/><text:tab/><text:tab/>for(j=0;j&lt;symbc;j++)</text:p>
      <text:p text:style-name="P1"><text:tab/><text:tab/><text:tab/><text:tab/><text:tab/>{</text:p>
      <text:p text:style-name="P1"><text:tab/><text:tab/><text:tab/><text:tab/><text:tab/>if(strcmp(symbols[j][0],idf2)==0)</text:p>
      <text:p text:style-name="P1"><text:tab/><text:tab/><text:tab/><text:tab/><text:tab/>{</text:p>
      <text:p text:style-name="P1"><text:tab/><text:tab/><text:tab/><text:tab/><text:tab/>targetInd=j;</text:p>
      <text:p text:style-name="P1"><text:tab/><text:tab/><text:tab/><text:tab/><text:tab/>break;</text:p>
      <text:p text:style-name="P1"><text:tab/><text:tab/><text:tab/><text:tab/><text:tab/>}</text:p>
      <text:p text:style-name="P1"><text:tab/><text:tab/><text:tab/><text:tab/><text:tab/>}</text:p>
      <text:p text:style-name="P1"><text:tab/><text:tab/>}</text:p>
      <text:p text:style-name="P1"><text:tab/><text:tab/>strcpy(symbols[targetInd][0],idf2);</text:p>
      <text:p text:style-name="P1"><text:tab/><text:tab/>if(isalpha(idstack[0][0]))</text:p>
      <text:p text:style-name="P1"><text:tab/><text:tab/>{</text:p>
      <text:p text:style-name="P1"><text:tab/><text:tab/><text:tab/></text:p>
      <text:p text:style-name="P1"><text:tab/><text:tab/></text:p>
      <text:p text:style-name="P1"><text:tab/><text:tab/><text:tab/>int i=0;</text:p>
      <text:p text:style-name="P1"><text:tab/><text:tab/><text:tab/><text:tab/><text:tab/>if(strcmp(symbols[targetInd][0],idf2)==0)</text:p>
      <text:p text:style-name="P1"><text:tab/><text:tab/><text:tab/><text:tab/><text:tab/>{</text:p>
      <text:p text:style-name="P1"><text:tab/><text:tab/><text:tab/><text:tab/><text:tab/>for(i=0;i&lt;symbc;i++)</text:p>
      <text:p text:style-name="P1"><text:tab/><text:tab/><text:tab/><text:tab/><text:tab/>{</text:p>
      <text:p text:style-name="P1"><text:tab/><text:tab/><text:tab/><text:tab/><text:tab/></text:p>
      <text:p text:style-name="P1"><text:soft-page-break/><text:tab/><text:tab/><text:tab/><text:tab/><text:tab/><text:tab/></text:p>
      <text:p text:style-name="P1"><text:tab/><text:tab/><text:tab/><text:tab/><text:tab/><text:tab/>if(strcmp(symbols[i][0],idstack[0])==0)</text:p>
      <text:p text:style-name="P1"><text:tab/><text:tab/><text:tab/><text:tab/><text:tab/><text:tab/>{</text:p>
      <text:p text:style-name="P1"><text:tab/><text:tab/><text:tab/><text:tab/><text:tab/><text:tab/><text:tab/></text:p>
      <text:p text:style-name="P1"><text:tab/><text:tab/><text:tab/><text:tab/><text:tab/><text:tab/><text:tab/>strcpy(symbols[targetInd][1],symbols[i][1]);</text:p>
      <text:p text:style-name="P1"><text:tab/><text:tab/><text:tab/><text:tab/><text:tab/><text:tab/><text:tab/>break;</text:p>
      <text:p text:style-name="P1"><text:tab/><text:tab/><text:tab/><text:tab/><text:tab/><text:tab/>}</text:p>
      <text:p text:style-name="P1"><text:tab/><text:tab/><text:tab/><text:tab/><text:tab/><text:tab/></text:p>
      <text:p text:style-name="P1"><text:tab/><text:tab/><text:tab/><text:tab/><text:tab/>}</text:p>
      <text:p text:style-name="P1"><text:tab/><text:tab/><text:tab/><text:tab/><text:tab/>if(i==symbc)</text:p>
      <text:p text:style-name="P1"><text:tab/><text:tab/><text:tab/><text:tab/><text:tab/>{</text:p>
      <text:p text:style-name="P1"><text:tab/><text:tab/><text:tab/><text:tab/><text:tab/><text:tab/>showError(ln,buffer,c,12);</text:p>
      <text:p text:style-name="P1"><text:tab/><text:tab/><text:tab/><text:tab/><text:tab/>}</text:p>
      <text:p text:style-name="P1"><text:tab/><text:tab/><text:tab/><text:tab/><text:tab/>}</text:p>
      <text:p text:style-name="P1"><text:tab/><text:tab/><text:tab/><text:tab/><text:tab/></text:p>
      <text:p text:style-name="P1"><text:tab/><text:tab/><text:tab/><text:tab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t j=0;</text:p>
      <text:p text:style-name="P1"><text:tab/><text:tab/><text:tab/></text:p>
      <text:p text:style-name="P1"><text:tab/><text:tab/><text:tab/>strcpy(symbols[targetInd][1],idstack[0]);</text:p>
      <text:p text:style-name="P1"><text:tab/><text:tab/><text:tab/><text:tab/><text:tab/></text:p>
      <text:p text:style-name="P1"><text:tab/><text:tab/><text:tab/><text:tab/><text:tab/><text:tab/><text:tab/></text:p>
      <text:p text:style-name="P1"><text:tab/><text:tab/>}</text:p>
      <text:p text:style-name="P1"><text:tab/><text:tab/></text:p>
      <text:p text:style-name="P1"><text:tab/><text:tab/></text:p>
      <text:p text:style-name="P1"><text:tab/><text:tab/>if(defining)</text:p>
      <text:p text:style-name="P1"><text:tab/><text:tab/>{symbc++;</text:p>
      <text:p text:style-name="P1"><text:tab/><text:tab/>}</text:p>
      <text:p text:style-name="P1"><text:tab/><text:tab/></text:p>
      <text:p text:style-name="P1"><text:tab/><text:tab/>if(c==';')</text:p>
      <text:p text:style-name="P1"><text:tab/><text:tab/>defining=false;</text:p>
      <text:p text:style-name="P1"><text:tab/><text:tab/></text:p>
      <text:p text:style-name="P1"><text:tab/><text:tab/>fprintf(symtab,"%s",symbols[targetInd][1]);</text:p>
      <text:p text:style-name="P1"><text:tab/><text:tab/>}</text:p>
      <text:p text:style-name="P1"><text:tab/><text:tab/>else if(defining)</text:p>
      <text:p text:style-name="P1"><text:tab/><text:tab/>{</text:p>
      <text:p text:style-name="P1"><text:tab/><text:tab/>strcpy(symbols[symbc][0],idf);</text:p>
      <text:p text:style-name="P1"><text:tab/><text:tab/>strcpy(symbols[symbc][1],"0");</text:p>
      <text:p text:style-name="P1"><text:tab/><text:tab/>symbc++;</text:p>
      <text:p text:style-name="P1"><text:tab/><text:tab/>if(c==';')</text:p>
      <text:p text:style-name="P1"><text:tab/><text:tab/>defining=false;</text:p>
      <text:p text:style-name="P1"><text:tab/><text:tab/>}</text:p>
      <text:p text:style-name="P1"><text:tab/><text:tab/>expecting=false;</text:p>
      <text:p text:style-name="P1"><text:tab/><text:tab/></text:p>
      <text:p text:style-name="P1"><text:tab/><text:tab/>fprintf(symtab,"%c",c); </text:p>
      <text:p text:style-name="P1"><text:tab/>}</text:p>
      <text:p text:style-name="P1"><text:tab/>else if(c=='{'||c=='}'||c=='('||c==')'||c=='['||c==']')</text:p>
      <text:p text:style-name="P1"><text:tab/>{</text:p>
      <text:p text:style-name="P1"><text:tab/><text:tab/>fprintf(symtab,"%c",c); </text:p>
      <text:p text:style-name="P1"><text:tab/>}</text:p>
      <text:p text:style-name="P1"><text:soft-page-break/><text:tab/>else if(c=='\n')</text:p>
      <text:p text:style-name="P1"><text:tab/>{</text:p>
      <text:p text:style-name="P1"><text:tab/><text:tab/>fprintf(symtab,"%c",c); </text:p>
      <text:p text:style-name="P1"><text:tab/>}</text:p>
      <text:p text:style-name="P1"><text:tab/></text:p>
      <text:p text:style-name="P1"><text:tab/>else if(c!=' '&amp;&amp;c!='\t')</text:p>
      <text:p text:style-name="P1"/>
      <text:p text:style-name="P1"><text:tab/>{</text:p>
      <text:p text:style-name="P1"><text:tab/><text:tab/>showError(ln,buffer,c,10);</text:p>
      <text:p text:style-name="P1"><text:tab/>}</text:p>
      <text:p text:style-name="P1"><text:tab/>else</text:p>
      <text:p text:style-name="P1"><text:tab/>{</text:p>
      <text:p text:style-name="P1"><text:tab/></text:p>
      <text:p text:style-name="P1"><text:tab/><text:tab/>fprintf(symtab,"%c",c); </text:p>
      <text:p text:style-name="P1"><text:tab/>}</text:p>
      <text:p text:style-name="P1"><text:tab/>c=fgetc(fp);</text:p>
      <text:p text:style-name="P1">}</text:p>
      <text:p text:style-name="P1"/>
      <text:p text:style-name="P1">fclose(symtab);</text:p>
      <text:p text:style-name="P1">fclose(fp);</text:p>
      <text:p text:style-name="P1">return 0;</text:p>
      <text:p text:style-name="P1">}</text:p>
      <text:p text:style-name="P1"/>
      <text:p text:style-name="P1"/>
      <text:p text:style-name="P2">OUTPUT</text:p>
      <text:p text:style-name="P3"/>
      <text:p text:style-name="P6">INPUT.TXT</text:p>
      <text:p text:style-name="P5"/>
      <text:p text:style-name="P5">float pi=22/7;</text:p>
      <text:p text:style-name="P5">void main()</text:p>
      <text:p text:style-name="P5">{</text:p>
      <text:p text:style-name="P5"><text:tab/>float c;</text:p>
      <text:p text:style-name="P5"><text:tab/>c=2*pi;</text:p>
      <text:p text:style-name="P5">}</text:p>
      <text:p text:style-name="P5"/>
      <text:p text:style-name="P6">RESULT.TXT</text:p>
      <text:p text:style-name="P5"/>
      <text:p text:style-name="P5">float pi=3.142857;</text:p>
      <text:p text:style-name="P5">void main()</text:p>
      <text:p text:style-name="P5">{</text:p>
      <text:p text:style-name="P5"><text:tab/>float c;</text:p>
      <text:p text:style-name="P5"><text:tab/>c=6.285714;</text:p>
      <text:p text:style-name="P5">}</text:p>
      <text:p text:style-name="P5"/>
      <text:p text:style-name="P6">CONSTANT.TXT</text:p>
      <text:p text:style-name="P5"/>
      <text:p text:style-name="P5">6.2857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09-29T15:36:20.359301719</meta:print-date>
    <dc:date>2022-11-03T13:27:43.722731057</dc:date>
    <meta:editing-duration>PT7M45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0" meta:paragraph-count="491" meta:word-count="585" meta:character-count="6945" meta:non-whitespace-character-count="5328"/>
  </office:meta>
</office:document-meta>
</file>